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6.135cm"/>
    </style:style>
    <style:style style:name="co3" style:family="table-column">
      <style:table-column-properties fo:break-before="auto" style:column-width="0.453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6.8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background-color="#ffbf00"/>
    </style:style>
    <style:style style:name="ce7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81d41a"/>
    </style:style>
    <style:style style:name="ce5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bill_phone_numbers_02_11_2023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Абонентский номер</text:p>
          </table:table-cell>
          <table:table-cell office:value-type="string" calcext:value-type="string">
            <text:p>ФИО</text:p>
          </table:table-cell>
          <table:table-cell office:value-type="string" calcext:value-type="string">
            <text:p>Комментарий</text:p>
          </table:table-cell>
          <table:table-cell office:value-type="string" calcext:value-type="string">
            <text:p>Израсходовано за период</text:p>
          </table:table-cell>
          <table:table-cell table:number-columns-repeated="3"/>
          <table:table-cell office:value-type="string" calcext:value-type="string">
            <text:p>Car_tracking</text:p>
          </table:table-cell>
        </table:table-row>
        <table:table-row table:style-name="ro1">
          <table:table-cell office:value-type="float" office:value="79120797084" calcext:value-type="float">
            <text:p>79120797084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79120797088" calcext:value-type="float">
            <text:p>79120797088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003991568" calcext:value-type="float">
            <text:p>4003991568</text:p>
          </table:table-cell>
          <table:table-cell table:style-name="ce5" office:value-type="date" office:date-value="2022-04-12" calcext:value-type="date">
            <text:p>2022-04-12</text:p>
          </table:table-cell>
        </table:table-row>
        <table:table-row table:style-name="ro1">
          <table:table-cell office:value-type="float" office:value="79120797236" calcext:value-type="float">
            <text:p>79120797236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003920716" calcext:value-type="float">
            <text:p>40039207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9120797241" calcext:value-type="float">
            <text:p>79120797241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003913901" calcext:value-type="float">
            <text:p>4003913901</text:p>
          </table:table-cell>
          <table:table-cell/>
        </table:table-row>
        <table:table-row table:style-name="ro1">
          <table:table-cell office:value-type="float" office:value="79120797384" calcext:value-type="float">
            <text:p>79120797384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5035507430" calcext:value-type="float">
            <text:p>5035507430</text:p>
          </table:table-cell>
          <table:table-cell table:style-name="ce5" office:value-type="date" office:date-value="2021-10-12" calcext:value-type="date">
            <text:p>2021-10-12</text:p>
          </table:table-cell>
        </table:table-row>
        <table:table-row table:style-name="ro1">
          <table:table-cell table:style-name="Default" office:value-type="float" office:value="79120797391" calcext:value-type="float">
            <text:p>79120797391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26/10/23</text:p>
          </table:table-cell>
          <table:table-cell office:value-type="float" office:value="4003967824" calcext:value-type="float">
            <text:p>4003967824</text:p>
          </table:table-cell>
          <table:table-cell/>
        </table:table-row>
        <table:table-row table:style-name="ro1">
          <table:table-cell office:value-type="float" office:value="79120797492" calcext:value-type="float">
            <text:p>79120797492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79120797626" calcext:value-type="float">
            <text:p>79120797626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003949970" calcext:value-type="float">
            <text:p>400394997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9120797746" calcext:value-type="float">
            <text:p>79120797746</text:p>
          </table:table-cell>
          <table:table-cell office:value-type="string" calcext:value-type="string">
            <text:p>Михалевич Андрей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003993788" calcext:value-type="float">
            <text:p>40039937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9120797806" calcext:value-type="float">
            <text:p>79120797806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17/02/22</text:p>
          </table:table-cell>
          <table:table-cell office:value-type="float" office:value="4003994299" calcext:value-type="float">
            <text:p>4003994299</text:p>
          </table:table-cell>
          <table:table-cell table:style-name="ce5" office:value-type="date" office:date-value="2022-02-17" calcext:value-type="date">
            <text:p>2022-02-17</text:p>
          </table:table-cell>
        </table:table-row>
        <table:table-row table:style-name="ro1">
          <table:table-cell office:value-type="float" office:value="79120797824" calcext:value-type="float">
            <text:p>79120797824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003930129" calcext:value-type="float">
            <text:p>400393012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9120797889" calcext:value-type="float">
            <text:p>79120797889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3/02/21</text:p>
          </table:table-cell>
          <table:table-cell office:value-type="float" office:value="4003983003" calcext:value-type="float">
            <text:p>4003983003</text:p>
          </table:table-cell>
          <table:table-cell/>
        </table:table-row>
        <table:table-row table:style-name="ro1">
          <table:table-cell table:style-name="Default" office:value-type="float" office:value="79120798018" calcext:value-type="float">
            <text:p>79120798018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2/11/23</text:p>
          </table:table-cell>
          <table:table-cell office:value-type="float" office:value="4003994554" calcext:value-type="float">
            <text:p>4003994554</text:p>
          </table:table-cell>
          <table:table-cell/>
        </table:table-row>
        <table:table-row table:style-name="ro1">
          <table:table-cell table:style-name="Default" office:value-type="float" office:value="79120798084" calcext:value-type="float">
            <text:p>79120798084</text:p>
          </table:table-cell>
          <table:table-cell office:value-type="string" calcext:value-type="string">
            <text:p>Михалевич Андрей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1/11/23</text:p>
          </table:table-cell>
          <table:table-cell office:value-type="float" office:value="4003985644" calcext:value-type="float">
            <text:p>4003985644</text:p>
          </table:table-cell>
          <table:table-cell/>
        </table:table-row>
        <table:table-row table:style-name="ro1">
          <table:table-cell office:value-type="float" office:value="79123812921" calcext:value-type="float">
            <text:p>79123812921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3/08/22</text:p>
          </table:table-cell>
          <table:table-cell office:value-type="float" office:value="866201059553278" calcext:value-type="float">
            <text:p>866201059553278</text:p>
          </table:table-cell>
          <table:table-cell/>
        </table:table-row>
        <table:table-row table:style-name="ro1">
          <table:table-cell table:style-name="ce7" office:value-type="float" office:value="79123817393" calcext:value-type="float">
            <text:p>79123817393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/10/23 есть трафик</text:p>
          </table:table-cell>
        </table:table-row>
        <table:table-row table:style-name="ro1">
          <table:table-cell table:style-name="ce7" office:value-type="float" office:value="79123817402" calcext:value-type="float">
            <text:p>79123817402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4/10</text:p>
          </table:table-cell>
        </table:table-row>
        <table:table-row table:style-name="ro1">
          <table:table-cell office:value-type="float" office:value="79123817418" calcext:value-type="float">
            <text:p>79123817418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79123817424" calcext:value-type="float">
            <text:p>79123817424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table:style-name="ce7" office:value-type="float" office:value="79123820749" calcext:value-type="float">
            <text:p>79123820749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Трафик до 31/10</text:p>
          </table:table-cell>
        </table:table-row>
        <table:table-row table:style-name="ro1">
          <table:table-cell office:value-type="float" office:value="79123872551" calcext:value-type="float">
            <text:p>79123872551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79123872554" calcext:value-type="float">
            <text:p>79123872554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79123878930" calcext:value-type="float">
            <text:p>79123878930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003898888" calcext:value-type="float">
            <text:p>4003898888</text:p>
          </table:table-cell>
          <table:table-cell/>
        </table:table-row>
        <table:table-row table:style-name="ro1">
          <table:table-cell office:value-type="float" office:value="79123880603" calcext:value-type="float">
            <text:p>79123880603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005626469" calcext:value-type="float">
            <text:p>4005626469</text:p>
          </table:table-cell>
          <table:table-cell/>
        </table:table-row>
        <table:table-row table:style-name="ro1">
          <table:table-cell office:value-type="float" office:value="79123880780" calcext:value-type="float">
            <text:p>79123880780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027955263" calcext:value-type="float">
            <text:p>1027955263</text:p>
          </table:table-cell>
          <table:table-cell/>
        </table:table-row>
        <table:table-row table:style-name="ro1">
          <table:table-cell table:style-name="Default" office:value-type="float" office:value="79123880793" calcext:value-type="float">
            <text:p>79123880793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2/11</text:p>
          </table:table-cell>
          <table:table-cell office:value-type="float" office:value="1026605398" calcext:value-type="float">
            <text:p>1026605398</text:p>
          </table:table-cell>
          <table:table-cell/>
        </table:table-row>
        <table:table-row table:style-name="ro1">
          <table:table-cell table:style-name="ce3" office:value-type="float" office:value="79123880830" calcext:value-type="float">
            <text:p>79123880830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021511245" calcext:value-type="float">
            <text:p>5021511245</text:p>
          </table:table-cell>
          <table:table-cell table:style-name="ce5" office:value-type="date" office:date-value="2022-04-22" calcext:value-type="date">
            <text:p>2022-04-22</text:p>
          </table:table-cell>
        </table:table-row>
        <table:table-row table:style-name="ro1">
          <table:table-cell office:value-type="float" office:value="79123880865" calcext:value-type="float">
            <text:p>79123880865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table:style-name="Default" office:value-type="float" office:value="79123880940" calcext:value-type="float">
            <text:p>79123880940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26/10/23</text:p>
          </table:table-cell>
          <table:table-cell office:value-type="float" office:value="5035503959" calcext:value-type="float">
            <text:p>5035503959</text:p>
          </table:table-cell>
          <table:table-cell/>
        </table:table-row>
        <table:table-row table:style-name="ro1">
          <table:table-cell table:style-name="ce3" office:value-type="float" office:value="79123881337" calcext:value-type="float">
            <text:p>79123881337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5/06/23</text:p>
          </table:table-cell>
          <table:table-cell office:value-type="float" office:value="4005622328" calcext:value-type="float">
            <text:p>4005622328</text:p>
          </table:table-cell>
          <table:table-cell office:value-type="string" calcext:value-type="string">
            <text:p>Спросить у Эдика</text:p>
          </table:table-cell>
        </table:table-row>
        <table:table-row table:style-name="ro1">
          <table:table-cell office:value-type="float" office:value="79123881392" calcext:value-type="float">
            <text:p>79123881392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6/04/22</text:p>
          </table:table-cell>
          <table:table-cell office:value-type="float" office:value="4005648356" calcext:value-type="float">
            <text:p>4005648356</text:p>
          </table:table-cell>
          <table:table-cell/>
        </table:table-row>
        <table:table-row table:style-name="ro1">
          <table:table-cell office:value-type="float" office:value="79123881424" calcext:value-type="float">
            <text:p>79123881424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005648539" calcext:value-type="float">
            <text:p>4005648539</text:p>
          </table:table-cell>
          <table:table-cell table:style-name="ce5" office:value-type="date" office:date-value="2022-04-22" calcext:value-type="date">
            <text:p>2022-04-22</text:p>
          </table:table-cell>
        </table:table-row>
        <table:table-row table:style-name="ro1">
          <table:table-cell office:value-type="float" office:value="79123881461" calcext:value-type="float">
            <text:p>79123881461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table:style-name="Default" office:value-type="float" office:value="79123881484" calcext:value-type="float">
            <text:p>79123881484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003968301" calcext:value-type="float">
            <text:p>4003968301</text:p>
          </table:table-cell>
          <table:table-cell/>
        </table:table-row>
        <table:table-row table:style-name="ro1">
          <table:table-cell office:value-type="float" office:value="79123881612" calcext:value-type="float">
            <text:p>79123881612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9/03/22</text:p>
          </table:table-cell>
          <table:table-cell office:value-type="float" office:value="4005631444" calcext:value-type="float">
            <text:p>4005631444</text:p>
          </table:table-cell>
          <table:table-cell/>
        </table:table-row>
        <table:table-row table:style-name="ro1">
          <table:table-cell office:value-type="float" office:value="79123881635" calcext:value-type="float">
            <text:p>79123881635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Нет данных 3м</text:p>
          </table:table-cell>
        </table:table-row>
        <table:table-row table:style-name="ro1">
          <table:table-cell office:value-type="float" office:value="79123881747" calcext:value-type="float">
            <text:p>79123881747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020333708" calcext:value-type="float">
            <text:p>1020333708</text:p>
          </table:table-cell>
          <table:table-cell/>
        </table:table-row>
        <table:table-row table:style-name="ro1">
          <table:table-cell office:value-type="float" office:value="79123881752" calcext:value-type="float">
            <text:p>79123881752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79123881766" calcext:value-type="float">
            <text:p>79123881766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1/10/21</text:p>
          </table:table-cell>
          <table:table-cell office:value-type="float" office:value="5035506457" calcext:value-type="float">
            <text:p>5035506457</text:p>
          </table:table-cell>
          <table:table-cell/>
        </table:table-row>
        <table:table-row table:style-name="ro1">
          <table:table-cell table:style-name="Default" office:value-type="float" office:value="79123881875" calcext:value-type="float">
            <text:p>79123881875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1/11/23</text:p>
          </table:table-cell>
          <table:table-cell office:value-type="float" office:value="866201059622933" calcext:value-type="float">
            <text:p>866201059622933</text:p>
          </table:table-cell>
          <table:table-cell/>
        </table:table-row>
        <table:table-row table:style-name="ro1">
          <table:table-cell table:style-name="Default" office:value-type="float" office:value="79123881890" calcext:value-type="float">
            <text:p>79123881890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2/11/23</text:p>
          </table:table-cell>
          <table:table-cell office:value-type="float" office:value="4005627087" calcext:value-type="float">
            <text:p>4005627087</text:p>
          </table:table-cell>
          <table:table-cell/>
        </table:table-row>
        <table:table-row table:style-name="ro1">
          <table:table-cell table:style-name="Default" office:value-type="float" office:value="79123901832" calcext:value-type="float">
            <text:p>79123901832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4/09/23</text:p>
          </table:table-cell>
          <table:table-cell office:value-type="float" office:value="860157041806651" calcext:value-type="float">
            <text:p>860157041806651</text:p>
          </table:table-cell>
          <table:table-cell/>
        </table:table-row>
        <table:table-row table:style-name="ro1">
          <table:table-cell table:style-name="Default" office:value-type="float" office:value="79123902409" calcext:value-type="float">
            <text:p>79123902409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2/11/23</text:p>
          </table:table-cell>
          <table:table-cell office:value-type="float" office:value="860157041713055" calcext:value-type="float">
            <text:p>860157041713055</text:p>
          </table:table-cell>
          <table:table-cell/>
        </table:table-row>
        <table:table-row table:style-name="ro1">
          <table:table-cell table:style-name="Default" office:value-type="float" office:value="79123902691" calcext:value-type="float">
            <text:p>79123902691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2/11/23</text:p>
          </table:table-cell>
          <table:table-cell office:value-type="float" office:value="860157041823474" calcext:value-type="float">
            <text:p>860157041823474</text:p>
          </table:table-cell>
          <table:table-cell/>
        </table:table-row>
        <table:table-row table:style-name="ro1">
          <table:table-cell table:style-name="ce7" office:value-type="float" office:value="79123902736" calcext:value-type="float">
            <text:p>79123902736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Трафик до 31/10</text:p>
          </table:table-cell>
        </table:table-row>
        <table:table-row table:style-name="ro1">
          <table:table-cell table:style-name="Default" office:value-type="float" office:value="79123902782" calcext:value-type="float">
            <text:p>79123902782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2/11/23</text:p>
          </table:table-cell>
          <table:table-cell office:value-type="float" office:value="860157041843613" calcext:value-type="float">
            <text:p>860157041843613</text:p>
          </table:table-cell>
          <table:table-cell/>
        </table:table-row>
        <table:table-row table:style-name="ro1">
          <table:table-cell table:style-name="Default" office:value-type="float" office:value="79123902792" calcext:value-type="float">
            <text:p>79123902792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2/11/23</text:p>
          </table:table-cell>
          <table:table-cell office:value-type="float" office:value="860157041822658" calcext:value-type="float">
            <text:p>860157041822658</text:p>
          </table:table-cell>
          <table:table-cell/>
        </table:table-row>
        <table:table-row table:style-name="ro1">
          <table:table-cell table:style-name="Default" office:value-type="float" office:value="79123902815" calcext:value-type="float">
            <text:p>79123902815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2/11/23</text:p>
          </table:table-cell>
          <table:table-cell office:value-type="float" office:value="860157041791820" calcext:value-type="float">
            <text:p>860157041791820</text:p>
          </table:table-cell>
          <table:table-cell/>
        </table:table-row>
        <table:table-row table:style-name="ro1">
          <table:table-cell table:style-name="Default" office:value-type="float" office:value="79123902835" calcext:value-type="float">
            <text:p>79123902835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2/11/23</text:p>
          </table:table-cell>
          <table:table-cell office:value-type="float" office:value="860157041823441" calcext:value-type="float">
            <text:p>860157041823441</text:p>
          </table:table-cell>
          <table:table-cell/>
        </table:table-row>
        <table:table-row table:style-name="ro1">
          <table:table-cell table:style-name="Default" office:value-type="float" office:value="79123902930" calcext:value-type="float">
            <text:p>79123902930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2/11/23</text:p>
          </table:table-cell>
          <table:table-cell office:value-type="float" office:value="860157041800878" calcext:value-type="float">
            <text:p>860157041800878</text:p>
          </table:table-cell>
          <table:table-cell/>
        </table:table-row>
        <table:table-row table:style-name="ro1">
          <table:table-cell table:style-name="Default" office:value-type="float" office:value="79123902969" calcext:value-type="float">
            <text:p>79123902969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2/11/23</text:p>
          </table:table-cell>
          <table:table-cell office:value-type="float" office:value="860157041814416" calcext:value-type="float">
            <text:p>860157041814416</text:p>
          </table:table-cell>
          <table:table-cell/>
        </table:table-row>
        <table:table-row table:style-name="ro1">
          <table:table-cell table:style-name="Default" office:value-type="float" office:value="79129905377" calcext:value-type="float">
            <text:p>79129905377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2/11/23</text:p>
          </table:table-cell>
          <table:table-cell office:value-type="float" office:value="862531045881605" calcext:value-type="float">
            <text:p>862531045881605</text:p>
          </table:table-cell>
          <table:table-cell/>
        </table:table-row>
        <table:table-row table:style-name="ro1">
          <table:table-cell table:style-name="Default" office:value-type="float" office:value="79129905398" calcext:value-type="float">
            <text:p>79129905398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2/11/23</text:p>
          </table:table-cell>
          <table:table-cell office:value-type="float" office:value="862531045957355" calcext:value-type="float">
            <text:p>862531045957355</text:p>
          </table:table-cell>
          <table:table-cell/>
        </table:table-row>
        <table:table-row table:style-name="ro1">
          <table:table-cell office:value-type="float" office:value="79199223599" calcext:value-type="float">
            <text:p>79199223599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6/10/22</text:p>
          </table:table-cell>
          <table:table-cell office:value-type="float" office:value="4005680466" calcext:value-type="float">
            <text:p>4005680466</text:p>
          </table:table-cell>
          <table:table-cell/>
        </table:table-row>
        <table:table-row table:style-name="ro1">
          <table:table-cell office:value-type="float" office:value="79199223606" calcext:value-type="float">
            <text:p>79199223606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Вообще нет номера в базе</text:p>
          </table:table-cell>
        </table:table-row>
        <table:table-row table:style-name="ro1">
          <table:table-cell table:style-name="ce7" office:value-type="float" office:value="79199223626" calcext:value-type="float">
            <text:p>79199223626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трафик до 01/11, Отправил новую СМС- тишина, Раньше был блок 4003991519 в 2021</text:p>
          </table:table-cell>
        </table:table-row>
        <table:table-row table:style-name="ro1">
          <table:table-cell office:value-type="float" office:value="79199385826" calcext:value-type="float">
            <text:p>79199385826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Вообще нет номера в базе</text:p>
          </table:table-cell>
        </table:table-row>
        <table:table-row table:style-name="ro1">
          <table:table-cell table:style-name="ce7" office:value-type="float" office:value="79199386690" calcext:value-type="float">
            <text:p>79199386690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трафик до 01/11</text:p>
          </table:table-cell>
        </table:table-row>
        <table:table-row table:style-name="ro1">
          <table:table-cell office:value-type="float" office:value="79199426746" calcext:value-type="float">
            <text:p>79199426746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2/04/22</text:p>
          </table:table-cell>
          <table:table-cell office:value-type="float" office:value="4005627004" calcext:value-type="float">
            <text:p>4005627004</text:p>
          </table:table-cell>
          <table:table-cell office:value-type="string" calcext:value-type="string">
            <text:p>Продали</text:p>
          </table:table-cell>
        </table:table-row>
        <table:table-row table:style-name="ro1">
          <table:table-cell office:value-type="float" office:value="79829068871" calcext:value-type="float">
            <text:p>79829068871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7/06/22</text:p>
          </table:table-cell>
          <table:table-cell office:value-type="float" office:value="4005648570" calcext:value-type="float">
            <text:p>4005648570</text:p>
          </table:table-cell>
          <table:table-cell office:value-type="string" calcext:value-type="string">
            <text:p>Скорее всего сняли старый блок</text:p>
          </table:table-cell>
        </table:table-row>
        <table:table-row table:style-name="ro1">
          <table:table-cell office:value-type="float" office:value="79829069143" calcext:value-type="float">
            <text:p>79829069143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25/10/23</text:p>
          </table:table-cell>
          <table:table-cell office:value-type="float" office:value="4003970547" calcext:value-type="float">
            <text:p>4003970547</text:p>
          </table:table-cell>
          <table:table-cell office:value-type="string" calcext:value-type="string">
            <text:p>Продана</text:p>
          </table:table-cell>
        </table:table-row>
        <table:table-row table:style-name="ro1">
          <table:table-cell office:value-type="float" office:value="79829069555" calcext:value-type="float">
            <text:p>79829069555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Вообще нет номера в базе</text:p>
          </table:table-cell>
        </table:table-row>
        <table:table-row table:style-name="ro1">
          <table:table-cell office:value-type="float" office:value="79829069822" calcext:value-type="float">
            <text:p>79829069822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Вообще нет номера в базе</text:p>
          </table:table-cell>
        </table:table-row>
        <table:table-row table:style-name="ro1">
          <table:table-cell table:style-name="Default" office:value-type="float" office:value="79829069825" calcext:value-type="float">
            <text:p>79829069825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2/11/23</text:p>
          </table:table-cell>
          <table:table-cell office:value-type="float" office:value="4003998696" calcext:value-type="float">
            <text:p>4003998696</text:p>
          </table:table-cell>
          <table:table-cell/>
        </table:table-row>
        <table:table-row table:style-name="ro1">
          <table:table-cell office:value-type="float" office:value="79829104842" calcext:value-type="float">
            <text:p>79829104842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039097907" calcext:value-type="float">
            <text:p>3039097907</text:p>
          </table:table-cell>
          <table:table-cell table:style-name="ce5" office:value-type="date" office:date-value="2021-07-28" calcext:value-type="date">
            <text:p>2021-07-28</text:p>
          </table:table-cell>
        </table:table-row>
        <table:table-row table:style-name="ro1">
          <table:table-cell table:style-name="Default" office:value-type="float" office:value="79829104862" calcext:value-type="float">
            <text:p>79829104862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2/11/23</text:p>
          </table:table-cell>
          <table:table-cell office:value-type="float" office:value="866201059593399" calcext:value-type="float">
            <text:p>866201059593399</text:p>
          </table:table-cell>
          <table:table-cell/>
        </table:table-row>
        <table:table-row table:style-name="ro1">
          <table:table-cell table:style-name="Default" office:value-type="float" office:value="79829104863" calcext:value-type="float">
            <text:p>79829104863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2/11/23</text:p>
          </table:table-cell>
          <table:table-cell office:value-type="float" office:value="3039028167" calcext:value-type="float">
            <text:p>3039028167</text:p>
          </table:table-cell>
          <table:table-cell/>
        </table:table-row>
        <table:table-row table:style-name="ro1">
          <table:table-cell office:value-type="float" office:value="79829104898" calcext:value-type="float">
            <text:p>79829104898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1/04/22</text:p>
          </table:table-cell>
          <table:table-cell office:value-type="float" office:value="3033549689" calcext:value-type="float">
            <text:p>3033549689</text:p>
          </table:table-cell>
          <table:table-cell office:value-type="string" calcext:value-type="string">
            <text:p>т930рх</text:p>
          </table:table-cell>
        </table:table-row>
        <table:table-row table:style-name="ro1">
          <table:table-cell office:value-type="float" office:value="79829104921" calcext:value-type="float">
            <text:p>79829104921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032679966" calcext:value-type="float">
            <text:p>3032679966</text:p>
          </table:table-cell>
          <table:table-cell office:value-type="string" calcext:value-type="string">
            <text:p>Скорее всего сняли старый блок</text:p>
          </table:table-cell>
        </table:table-row>
        <table:table-row table:style-name="ro1">
          <table:table-cell office:value-type="float" office:value="79829104939" calcext:value-type="float">
            <text:p>79829104939</text:p>
          </table:table-cell>
          <table:table-cell office:value-type="string" calcext:value-type="string">
            <text:p>Михалевич Андрей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039097659" calcext:value-type="float">
            <text:p>3039097659</text:p>
          </table:table-cell>
          <table:table-cell table:style-name="ce5" office:value-type="date" office:date-value="2021-06-20" calcext:value-type="date">
            <text:p>2021-06-20</text:p>
          </table:table-cell>
        </table:table-row>
        <table:table-row table:style-name="ro1">
          <table:table-cell office:value-type="float" office:value="79829104951" calcext:value-type="float">
            <text:p>79829104951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039097816" calcext:value-type="float">
            <text:p>3039097816</text:p>
          </table:table-cell>
          <table:table-cell table:style-name="ce5" office:value-type="date" office:date-value="2022-04-01" calcext:value-type="date">
            <text:p>2022-04-01</text:p>
          </table:table-cell>
        </table:table-row>
        <table:table-row table:style-name="ro1">
          <table:table-cell office:value-type="float" office:value="79829104974" calcext:value-type="float">
            <text:p>79829104974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039053454" calcext:value-type="float">
            <text:p>3039053454</text:p>
          </table:table-cell>
          <table:table-cell table:style-name="ce5" office:value-type="date" office:date-value="2021-05-03" calcext:value-type="date">
            <text:p>2021-05-03</text:p>
          </table:table-cell>
        </table:table-row>
        <table:table-row table:style-name="ro1">
          <table:table-cell table:style-name="Default" office:value-type="float" office:value="79829200068" calcext:value-type="float">
            <text:p>79829200068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2/11/23</text:p>
          </table:table-cell>
          <table:table-cell office:value-type="float" office:value="866201059553211" calcext:value-type="float">
            <text:p>866201059553211</text:p>
          </table:table-cell>
          <table:table-cell/>
        </table:table-row>
        <table:table-row table:style-name="ro1">
          <table:table-cell table:style-name="Default" office:value-type="float" office:value="79829200074" calcext:value-type="float">
            <text:p>79829200074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2/11/23</text:p>
          </table:table-cell>
          <table:table-cell office:value-type="float" office:value="866201059602133" calcext:value-type="float">
            <text:p>866201059602133</text:p>
          </table:table-cell>
          <table:table-cell/>
        </table:table-row>
        <table:table-row table:style-name="ro1">
          <table:table-cell table:style-name="Default" office:value-type="float" office:value="79829200076" calcext:value-type="float">
            <text:p>79829200076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2/11/23</text:p>
          </table:table-cell>
          <table:table-cell office:value-type="float" office:value="866201059544210" calcext:value-type="float">
            <text:p>866201059544210</text:p>
          </table:table-cell>
          <table:table-cell/>
        </table:table-row>
        <table:table-row table:style-name="ro1">
          <table:table-cell table:style-name="Default" office:value-type="float" office:value="79829204161" calcext:value-type="float">
            <text:p>79829204161</text:p>
          </table:table-cell>
          <table:table-cell office:value-type="string" calcext:value-type="string">
            <text:p>Михалевич Андрей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2/11/23</text:p>
          </table:table-cell>
          <table:table-cell office:value-type="float" office:value="862531045990638" calcext:value-type="float">
            <text:p>862531045990638</text:p>
          </table:table-cell>
          <table:table-cell/>
        </table:table-row>
        <table:table-row table:style-name="ro1">
          <table:table-cell office:value-type="float" office:value="79829204311" calcext:value-type="float">
            <text:p>79829204311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4/06/23</text:p>
          </table:table-cell>
          <table:table-cell office:value-type="float" office:value="862531045845329" calcext:value-type="float">
            <text:p>862531045845329</text:p>
          </table:table-cell>
          <table:table-cell office:value-type="string" calcext:value-type="string">
            <text:p>Продана</text:p>
          </table:table-cell>
        </table:table-row>
        <table:table-row table:style-name="ro1">
          <table:table-cell table:style-name="Default" office:value-type="float" office:value="79829204536" calcext:value-type="float">
            <text:p>79829204536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2/11/23</text:p>
          </table:table-cell>
          <table:table-cell table:number-columns-repeated="2"/>
        </table:table-row>
        <table:table-row table:style-name="ro1">
          <table:table-cell table:style-name="ce3" office:value-type="float" office:value="79829204544" calcext:value-type="float">
            <text:p>79829204544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26/09/23</text:p>
          </table:table-cell>
          <table:table-cell office:value-type="float" office:value="862531045916161" calcext:value-type="float">
            <text:p>862531045916161</text:p>
          </table:table-cell>
          <table:table-cell/>
        </table:table-row>
        <table:table-row table:style-name="ro1">
          <table:table-cell office:value-type="float" office:value="79829204545" calcext:value-type="float">
            <text:p>79829204545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1/01/23</text:p>
          </table:table-cell>
          <table:table-cell office:value-type="float" office:value="862531045914737" calcext:value-type="float">
            <text:p>862531045914737</text:p>
          </table:table-cell>
          <table:table-cell office:value-type="string" calcext:value-type="string">
            <text:p>Спросить у Эдика</text:p>
          </table:table-cell>
        </table:table-row>
        <table:table-row table:style-name="ro1">
          <table:table-cell office:value-type="float" office:value="79829204546" calcext:value-type="float">
            <text:p>79829204546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862531045913754" calcext:value-type="float">
            <text:p>862531045913754</text:p>
          </table:table-cell>
          <table:table-cell table:style-name="ce5" office:value-type="date" office:date-value="2023-04-27" calcext:value-type="date">
            <text:p>2023-04-27</text:p>
          </table:table-cell>
        </table:table-row>
        <table:table-row table:style-name="ro1">
          <table:table-cell table:style-name="Default" office:value-type="float" office:value="79829610515" calcext:value-type="float">
            <text:p>79829610515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2/11/23</text:p>
          </table:table-cell>
          <table:table-cell office:value-type="float" office:value="868184062507242" calcext:value-type="float">
            <text:p>868184062507242</text:p>
          </table:table-cell>
          <table:table-cell/>
        </table:table-row>
        <table:table-row table:style-name="ro1">
          <table:table-cell office:value-type="float" office:value="79829610564" calcext:value-type="float">
            <text:p>79829610564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868184062308377" calcext:value-type="float">
            <text:p>868184062308377</text:p>
          </table:table-cell>
          <table:table-cell table:style-name="ce5" office:value-type="date" office:date-value="2023-08-22" calcext:value-type="date">
            <text:p>2023-08-22</text:p>
          </table:table-cell>
        </table:table-row>
        <table:table-row table:style-name="ro1">
          <table:table-cell table:style-name="Default" office:value-type="float" office:value="79829610583" calcext:value-type="float">
            <text:p>79829610583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1/11/23</text:p>
          </table:table-cell>
          <table:table-cell office:value-type="float" office:value="868184062549756" calcext:value-type="float">
            <text:p>868184062549756</text:p>
          </table:table-cell>
          <table:table-cell/>
        </table:table-row>
        <table:table-row table:style-name="ro1">
          <table:table-cell table:style-name="Default" office:value-type="float" office:value="79829610585" calcext:value-type="float">
            <text:p>79829610585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1/11/23</text:p>
          </table:table-cell>
          <table:table-cell office:value-type="float" office:value="868184062548832" calcext:value-type="float">
            <text:p>868184062548832</text:p>
          </table:table-cell>
          <table:table-cell/>
        </table:table-row>
        <table:table-row table:style-name="ro1">
          <table:table-cell office:value-type="float" office:value="79829610595" calcext:value-type="float">
            <text:p>79829610595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Нет авто,идут данные до 20/09</text:p>
          </table:table-cell>
        </table:table-row>
        <table:table-row table:style-name="ro1">
          <table:table-cell table:style-name="Default" office:value-type="float" office:value="79829800557" calcext:value-type="float">
            <text:p>79829800557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2/11/23</text:p>
          </table:table-cell>
          <table:table-cell office:value-type="float" office:value="862531045881571" calcext:value-type="float">
            <text:p>862531045881571</text:p>
          </table:table-cell>
          <table:table-cell/>
        </table:table-row>
        <table:table-row table:style-name="ro1">
          <table:table-cell table:style-name="Default" office:value-type="float" office:value="79829800661" calcext:value-type="float">
            <text:p>79829800661</text:p>
          </table:table-cell>
          <table:table-cell office:value-type="string" calcext:value-type="string">
            <text:p>Михалевич Андрей Александрович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25/10/23</text:p>
          </table:table-cell>
          <table:table-cell office:value-type="float" office:value="862531045777902" calcext:value-type="float">
            <text:p>8625310457779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2T10:39:56.414419257</dc:date>
    <meta:editing-duration>PT2H18M35S</meta:editing-duration>
    <meta:editing-cycles>137</meta:editing-cycles>
    <meta:generator>LibreOffice/7.3.7.2$Linux_X86_64 LibreOffice_project/30$Build-2</meta:generator>
    <meta:document-statistic meta:table-count="1" meta:cell-count="474" meta:object-count="0"/>
  </office:meta>
</office:document-meta>
</file>